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cm" fo:min-width="3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4cm" fo:min-width="1cm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25cm" fo:min-width="4.5cm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4cm" fo:min-width="4.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25cm" fo:min-width="1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25cm" fo:min-width="0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1.75cm" fo:min-width="3.75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4cm" fo:min-width="1.75cm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1.75cm" fo:min-width="1.75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75cm" fo:min-width="0.5cm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75cm" fo:min-width="1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25cm" svg:height="4.25cm" svg:x="1.2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4.25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4.25cm" svg:x="6.5cm" svg:y="6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7cm" svg:x2="11.25cm" svg:y2="7cm">
          <text:p/>
        </draw:line>
        <draw:line draw:style-name="gr2" draw:text-style-name="P2" draw:layer="layout" svg:x1="1cm" svg:y1="9cm" svg:x2="11.25cm" svg:y2="9cm">
          <text:p/>
        </draw:line>
        <draw:line draw:style-name="gr2" draw:text-style-name="P2" draw:layer="layout" svg:x1="7.25cm" svg:y1="1cm" svg:x2="7.25cm" svg:y2="11.25cm">
          <text:p/>
        </draw:line>
        <draw:line draw:style-name="gr2" draw:text-style-name="P2" draw:layer="layout" svg:x1="9.5cm" svg:y1="1cm" svg:x2="9.5cm" svg:y2="11.25cm">
          <text:p/>
        </draw:line>
        <draw:custom-shape draw:style-name="gr3" draw:text-style-name="P3" draw:layer="layout" svg:width="1.5cm" svg:height="4.25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5cm" svg:x="14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4.25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0.5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1.5cm" svg:x="15.75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7.5cm" svg:x2="16.75cm" svg:y2="7.5cm">
          <text:p/>
        </draw:line>
        <draw:line draw:style-name="gr2" draw:text-style-name="P2" draw:layer="layout" svg:x1="12.5cm" svg:y1="8cm" svg:x2="16.75cm" svg:y2="8cm">
          <text:p/>
        </draw:line>
        <draw:line draw:style-name="gr2" draw:text-style-name="P2" draw:layer="layout" svg:x1="15.75cm" svg:y1="4.5cm" svg:x2="15.75cm" svg:y2="8.75cm">
          <text:p/>
        </draw:line>
        <draw:line draw:style-name="gr2" draw:text-style-name="P2" draw:layer="layout" svg:x1="16.25cm" svg:y1="4.5cm" svg:x2="16.25cm" svg:y2="8.75cm">
          <text:p/>
        </draw:line>
        <draw:custom-shape draw:style-name="gr8" draw:text-style-name="P5" draw:layer="layout" svg:width="0.5cm" svg:height="0.5cm" svg:x="15.75cm" svg:y="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25cm" svg:height="2cm" svg:x="1.25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5cm" svg:height="4.2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5cm" svg:height="2cm" svg:x="7.25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cm" svg:height="2cm" svg:x="2.25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5cm" svg:height="1cm" svg:x="7.2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18:12:17.619325152</meta:creation-date>
    <dc:date>2024-06-18T18:20:19.293215767</dc:date>
    <meta:editing-duration>PT8M3S</meta:editing-duration>
    <meta:editing-cycles>1</meta:editing-cycles>
    <meta:document-statistic meta:object-count="22"/>
    <meta:generator>LibreOffice/7.3.7.2$Linux_X86_64 LibreOffice_project/30$Build-2</meta:generator>
  </office:meta>
</office:document-meta>
</file>